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563in" fo:margin-bottom="0.1563in" loext:contextual-spacing="false" fo:line-height="100%" fo:padding="0in" fo:border="none"/>
    </style:style>
    <style:style style:name="P2" style:family="paragraph" style:parent-style-name="Standard">
      <style:paragraph-properties fo:margin-top="0.1563in" fo:margin-bottom="0.1563in" loext:contextual-spacing="false" fo:line-height="100%"/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 style:list-style-name="WWNum9">
      <style:paragraph-properties fo:margin-left="0.4165in" fo:margin-right="0in" fo:text-indent="-0.25in" style:auto-text-indent="false" fo:padding="0in" fo:border="none"/>
    </style:style>
    <style:style style:name="P5" style:family="paragraph" style:parent-style-name="Standard" style:list-style-name="WWNum11">
      <style:paragraph-properties fo:margin-left="0.4165in" fo:margin-right="0in" fo:text-indent="-0.25in" style:auto-text-indent="false" fo:padding="0in" fo:border="none"/>
    </style:style>
    <style:style style:name="P6" style:family="paragraph" style:parent-style-name="Standard" style:list-style-name="WWNum12">
      <style:paragraph-properties fo:margin-left="0.4165in" fo:margin-right="0in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4165in" fo:margin-right="0in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4165in" fo:margin-right="0in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0.4165in" fo:margin-right="0in" fo:text-indent="-0.25in" style:auto-text-indent="false" fo:padding="0in" fo:border="none"/>
    </style:style>
    <style:style style:name="P10" style:family="paragraph" style:parent-style-name="Standard" style:list-style-name="WWNum5">
      <style:paragraph-properties fo:margin-left="0.4165in" fo:margin-right="0in" fo:text-indent="-0.25in" style:auto-text-indent="false" fo:padding="0in" fo:border="none"/>
    </style:style>
    <style:style style:name="P11" style:family="paragraph" style:parent-style-name="Standard" style:list-style-name="WWNum6">
      <style:paragraph-properties fo:margin-left="0.4165in" fo:margin-right="0in" fo:text-indent="-0.25in" style:auto-text-indent="false" fo:padding="0in" fo:border="none"/>
    </style:style>
    <style:style style:name="P12" style:family="paragraph" style:parent-style-name="Standard" style:list-style-name="WWNum10">
      <style:paragraph-properties fo:margin-left="0.4165in" fo:margin-right="0in" fo:text-indent="-0.25in" style:auto-text-indent="false"/>
    </style:style>
    <style:style style:name="P13" style:family="paragraph" style:parent-style-name="Standard" style:list-style-name="WWNum13">
      <style:paragraph-properties fo:margin-left="0.4165in" fo:margin-right="0in" fo:text-indent="-0.25in" style:auto-text-indent="false"/>
    </style:style>
    <style:style style:name="P14" style:family="paragraph" style:parent-style-name="Standard" style:list-style-name="WWNum14">
      <style:paragraph-properties fo:margin-left="0.4165in" fo:margin-right="0in" fo:text-indent="-0.25in" style:auto-text-indent="false"/>
    </style:style>
    <style:style style:name="P15" style:family="paragraph" style:parent-style-name="Standard" style:list-style-name="WWNum15">
      <style:paragraph-properties fo:margin-left="0.4165in" fo:margin-right="0in" fo:text-indent="-0.25in" style:auto-text-indent="false"/>
    </style:style>
    <style:style style:name="P16" style:family="paragraph" style:parent-style-name="Standard" style:list-style-name="WWNum16">
      <style:paragraph-properties fo:margin-left="0.4165in" fo:margin-right="0in" fo:text-indent="-0.25in" style:auto-text-indent="false"/>
    </style:style>
    <style:style style:name="P17" style:family="paragraph" style:parent-style-name="Standard" style:list-style-name="WWNum3">
      <style:paragraph-properties fo:margin-left="0.4165in" fo:margin-right="0in" fo:text-indent="-0.25in" style:auto-text-indent="false"/>
    </style:style>
    <style:style style:name="P18" style:family="paragraph" style:parent-style-name="Standard" style:list-style-name="WWNum7">
      <style:paragraph-properties fo:margin-left="0.4165in" fo:margin-right="0in" fo:text-indent="-0.25in" style:auto-text-indent="false"/>
    </style:style>
    <style:style style:name="P19" style:family="paragraph" style:parent-style-name="Standard" style:list-style-name="WWNum17">
      <style:paragraph-properties fo:margin-left="0.4165in" fo:margin-right="0in" fo:text-indent="-0.25in" style:auto-text-indent="false"/>
    </style:style>
    <style:style style:name="P20" style:family="paragraph" style:parent-style-name="Standard" style:list-style-name="WWNum8">
      <style:paragraph-properties fo:margin-left="0.4165in" fo:margin-right="0in" fo:text-indent="-0.25in" style:auto-text-indent="false"/>
    </style:style>
    <style:style style:name="P21" style:family="paragraph" style:parent-style-name="Standard" style:list-style-name="WWNum18">
      <style:paragraph-properties fo:margin-left="0.4165in" fo:margin-right="0in" fo:text-indent="-0.25in" style:auto-text-indent="false"/>
    </style:style>
    <style:style style:name="P22" style:family="paragraph" style:parent-style-name="Heading_20_2">
      <style:paragraph-properties fo:margin-top="0in" fo:margin-bottom="0in" loext:contextual-spacing="false" fo:line-height="100%"/>
      <style:text-properties fo:font-size="11pt" fo:font-weight="normal" style:font-size-asian="11pt" style:font-weight-asian="normal" style:font-size-complex="11pt"/>
    </style:style>
    <style:style style:name="P23" style:family="paragraph" style:parent-style-name="Heading_20_2" style:master-page-name="Standard">
      <style:paragraph-properties fo:margin-top="0in" fo:margin-bottom="0in" loext:contextual-spacing="false" fo:line-height="100%" style:page-number="1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" style:font-name-asian="Courier1" style:font-name-complex="Courier1"/>
    </style:style>
    <style:style style:name="T3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>Conectando o PostgreSQL ao seu projeto Django/Python após a instalação via Docker</text:p>
      <text:p text:style-name="P3"><text:span text:style-name="T1">Pré-requisitos:</text:span></text:p>
      <text:list xml:id="list289129182" text:style-name="WWNum9">
        <text:list-item>
          <text:p text:style-name="P4"><text:span text:style-name="T1">Instalação do PostgreSQL via Docker:</text:span> Certifique-se de ter seguido o tutorial de instalação do PostgreSQL via Docker com sucesso. O container postgresql deve estar em execução e acessível em localhost:5432.</text:p>
        </text:list-item>
        <text:list-item>
          <text:p text:style-name="P4"><text:span text:style-name="T1">Projeto Django configurado:</text:span> Seu projeto Django deve estar configurado e pronto para ser executado.</text:p>
        </text:list-item>
        <text:list-item>
          <text:p text:style-name="P4"><text:span text:style-name="T1">Configuração do banco de dados no Django:</text:span> As configurações de banco de dados no seu projeto Django devem ser atualizadas para usar o PostgreSQL.</text:p>
        </text:list-item>
      </text:list>
      <text:p text:style-name="P3"><text:span text:style-name="T1">Etapas para conectar o PostgreSQL ao seu projeto Django:</text:span></text:p>
      <text:p text:style-name="P3"><text:span text:style-name="T1">1. Atualizar as configurações de banco de dados no Django:</text:span></text:p>
      <text:list xml:id="list3218353455" text:style-name="WWNum11">
        <text:list-item>
          <text:p text:style-name="P5">Abra o arquivo settings.py do seu projeto Django.</text:p>
        </text:list-item>
        <text:list-item>
          <text:p text:style-name="P5">Localize a seção DATABASES.</text:p>
        </text:list-item>
        <text:list-item>
          <text:p text:style-name="P5">Modifique as configurações de banco de dados para usar o PostgreSQL:</text:p>
        </text:list-item>
      </text:list>
      <text:p text:style-name="P3"/>
      <text:p text:style-name="P3">Python</text:p>
      <text:p text:style-name="P3"/>
      <text:p text:style-name="P3"><text:span text:style-name="T2">DATABASES = {<text:line-break/> <text:s text:c="3"/>'default': {<text:line-break/> <text:s text:c="7"/>'ENGINE': 'django.db.backends.postgresql',<text:line-break/> <text:s text:c="7"/>'NAME': 'nome_do_banco_de_dados', <text:s/># Nome do seu banco de dados PostgreSQL<text:line-break/> <text:s text:c="7"/>'USER': 'postgres', <text:s/># Usuário do PostgreSQL<text:line-break/> <text:s text:c="7"/>'PASSWORD': 'sua_senha', <text:s/># Senha do usuário PostgreSQL<text:line-break/> <text:s text:c="7"/>'HOST': 'localhost', <text:s/># Endereço do host do PostgreSQL (localhost no caso do Docker)<text:line-break/> <text:s text:c="7"/>'PORT': 5432, <text:s/># Porta do PostgreSQL (5432 no caso do Docker)<text:line-break/> <text:s text:c="3"/>}<text:line-break/>}<text:line-break/></text:span></text:p>
      <text:p text:style-name="P3"><text:span text:style-name="T1">2. Aplicar as migrações do Django:</text:span></text:p>
      <text:list xml:id="list1854226810" text:style-name="WWNum12">
        <text:list-item>
          <text:p text:style-name="P6">Abra um terminal e navegue até o diretório do seu projeto Django.</text:p>
        </text:list-item>
        <text:list-item>
          <text:p text:style-name="P6">Execute o seguinte comando para aplicar as migrações do Django:</text:p>
        </text:list-item>
      </text:list>
      <text:p text:style-name="P3"/>
      <text:p text:style-name="P3">Bash</text:p>
      <text:p text:style-name="P3"><text:soft-page-break/></text:p>
      <text:p text:style-name="P3"><text:span text:style-name="T2">python manage.py migrate<text:line-break/></text:span></text:p>
      <text:p text:style-name="P3"><text:span text:style-name="T1">3. Iniciar o servidor Django:</text:span></text:p>
      <text:list xml:id="list4290530135" text:style-name="WWNum1">
        <text:list-item>
          <text:p text:style-name="P7">Execute o seguinte comando para iniciar o servidor Django:</text:p>
        </text:list-item>
      </text:list>
      <text:p text:style-name="P3"/>
      <text:p text:style-name="P3">Bash</text:p>
      <text:p text:style-name="P3"/>
      <text:p text:style-name="P3"><text:span text:style-name="T2">python manage.py runserver<text:line-break/></text:span></text:p>
      <text:p text:style-name="P3"><text:span text:style-name="T1">4. Testar a conexão com o banco de dados:</text:span></text:p>
      <text:list xml:id="list541233719" text:style-name="WWNum2">
        <text:list-item>
          <text:p text:style-name="P8">Abra um navegador web e acesse http://localhost:8000/admin/.</text:p>
        </text:list-item>
        <text:list-item>
          <text:p text:style-name="P8">Faça login com o nome de usuário e senha do seu administrador do Django.</text:p>
        </text:list-item>
        <text:list-item>
          <text:p text:style-name="P8">Se a conexão com o banco de dados for bem-sucedida, você verá a interface de administração do Django.</text:p>
        </text:list-item>
      </text:list>
      <text:p text:style-name="P3"><text:span text:style-name="T1">Dicas adicionais:</text:span></text:p>
      <text:list xml:id="list1445520412" text:style-name="WWNum4">
        <text:list-item>
          <text:p text:style-name="P9">Se você estiver usando um ambiente de desenvolvimento virtual, certifique-se de ativar o ambiente antes de executar os comandos.</text:p>
        </text:list-item>
        <text:list-item>
          <text:p text:style-name="P9">Você pode utilizar ferramentas como o Postman ou o DBeaver para testar a conexão com o banco de dados e executar consultas SQL manualmente.</text:p>
        </text:list-item>
        <text:list-item>
          <text:p text:style-name="P9">Certifique-se de que o usuário postgres do PostgreSQL tenha permissões para criar e gerenciar bancos de dados.</text:p>
        </text:list-item>
      </text:list>
      <text:p text:style-name="P3"><text:span text:style-name="T1">Observações:</text:span></text:p>
      <text:list xml:id="list728781349" text:style-name="WWNum5">
        <text:list-item>
          <text:p text:style-name="P10">O nome do banco de dados, o usuário e a senha podem variar de acordo com a sua configuração.</text:p>
        </text:list-item>
        <text:list-item>
          <text:p text:style-name="P10">Se você encontrar problemas para conectar o PostgreSQL ao seu projeto Django, verifique se as configurações de banco de dados estão corretas e se o container postgresql está em execução.</text:p>
        </text:list-item>
      </text:list>
      <text:p text:style-name="P3"><text:span text:style-name="T1">Recursos úteis:</text:span></text:p>
      <text:list xml:id="list538931593" text:style-name="WWNum6">
        <text:list-item>
          <text:p text:style-name="P11">Documentação do Django: <text:a xlink:type="simple" xlink:href="https://docs.djangoproject.com/en/4.2/" text:style-name="ListLabel_20_163" text:visited-style-name="ListLabel_20_163"><text:span text:style-name="T3">https://docs.djangoproject.com/en/4.2/</text:span></text:a></text:p>
        </text:list-item>
        <text:list-item>
          <text:p text:style-name="P11"><text:soft-page-break/>Documentação do PostgreSQL: <text:a xlink:type="simple" xlink:href="https://www.postgresql.org/docs/current/" text:style-name="ListLabel_20_163" text:visited-style-name="ListLabel_20_163"><text:span text:style-name="T3">https://www.postgresql.org/docs/current/</text:span></text:a></text:p>
        </text:list-item>
        <text:list-item>
          <text:p text:style-name="P11">Tutorial Django com PostgreSQL: [URL inválido removido]</text:p>
        </text:list-item>
      </text:list>
      <text:p text:style-name="P3"/>
      <text:p text:style-name="P3"/>
      <text:p text:style-name="P3"/>
      <text:p text:style-name="P22"/>
      <text:p text:style-name="P2">Tutorial Detalhado Aprimorado: Criando Rotas e Processando Requisições no Django/Python</text:p>
      <text:p text:style-name="Standard"><text:span text:style-name="T1">Introdução:</text:span></text:p>
      <text:p text:style-name="Standard">Este tutorial detalhado, agora elaborado em seções separadas para cada cenário, guia você pela criação de rotas e pelo processamento de requisições em sua aplicação Django/Python. Abordaremos três cenários:</text:p>
      <text:p text:style-name="Standard"><text:span text:style-name="T1">1. Teste 1: Rota Simples</text:span></text:p>
      <text:p text:style-name="Standard"><text:span text:style-name="T1">1.1 Configurando a URL:</text:span></text:p>
      <text:list xml:id="list2056629942" text:style-name="WWNum10">
        <text:list-item>
          <text:p text:style-name="P12">Abra o arquivo urls.py do seu projeto.</text:p>
        </text:list-item>
        <text:list-item>
          <text:p text:style-name="P12">Adicione a seguinte linha dentro da função urlpatterns:</text:p>
        </text:list-item>
      </text:list>
      <text:p text:style-name="Standard"/>
      <text:p text:style-name="Standard">Python</text:p>
      <text:p text:style-name="Standard"/>
      <text:p text:style-name="Standard"><text:span text:style-name="T2">from .views import teste1<text:line-break/><text:line-break/>urlpatterns = [<text:line-break/> <text:s text:c="3"/>path('teste1/', teste1, name='rota_teste1'),<text:line-break/>]<text:line-break/></text:span></text:p>
      <text:p text:style-name="Standard"><text:span text:style-name="T1">1.2 Implementando a Função de Visualização:</text:span></text:p>
      <text:list xml:id="list4111960581" text:style-name="WWNum13">
        <text:list-item>
          <text:p text:style-name="P13">Crie um arquivo views.py no seu projeto (se não existir).</text:p>
        </text:list-item>
        <text:list-item>
          <text:p text:style-name="P13">Adicione a seguinte função ao arquivo views.py:</text:p>
        </text:list-item>
      </text:list>
      <text:p text:style-name="Standard"/>
      <text:p text:style-name="Standard"><text:soft-page-break/>Python</text:p>
      <text:p text:style-name="Standard"/>
      <text:p text:style-name="Standard"><text:span text:style-name="T2">from django.shortcuts import render<text:line-break/><text:line-break/>def teste1(request):<text:line-break/> <text:s text:c="3"/>mensagem = "Teste 1: Rota executou com sucesso!"<text:line-break/> <text:s text:c="3"/>return render(request, 'template.html', {'mensagem': mensagem})<text:line-break/></text:span></text:p>
      <text:p text:style-name="Standard"><text:span text:style-name="T1">1.3 Configurando o Template (opcional):</text:span></text:p>
      <text:list xml:id="list3574582987" text:style-name="WWNum14">
        <text:list-item>
          <text:p text:style-name="P14">Crie um diretório templates no seu projeto.</text:p>
        </text:list-item>
        <text:list-item>
          <text:p text:style-name="P14">Crie um arquivo template.html dentro do diretório templates.</text:p>
        </text:list-item>
        <text:list-item>
          <text:p text:style-name="P14">Adicione o seguinte conteúdo ao arquivo template.html:</text:p>
        </text:list-item>
      </text:list>
      <text:p text:style-name="Standard"/>
      <text:p text:style-name="Standard">HTML</text:p>
      <text:p text:style-name="Standard"/>
      <text:p text:style-name="Standard"><text:span text:style-name="T2">&lt;!DOCTYPE html&gt;<text:line-break/>&lt;html&gt;<text:line-break/>&lt;head&gt;<text:line-break/> <text:s text:c="3"/>&lt;title&gt;Teste 1&lt;/title&gt;<text:line-break/>&lt;/head&gt;<text:line-break/>&lt;body&gt;<text:line-break/> <text:s text:c="3"/>&lt;h1&gt;{{ mensagem }}&lt;/h1&gt;<text:line-break/>&lt;/body&gt;<text:line-break/>&lt;/html&gt;<text:line-break/></text:span></text:p>
      <text:p text:style-name="Standard"><text:span text:style-name="T1">1.4 Acessando a Rota:</text:span></text:p>
      <text:list xml:id="list3826330759" text:style-name="WWNum15">
        <text:list-item>
          <text:p text:style-name="P15">Abra um navegador web e acesse a URL: http://localhost:8000/teste1/</text:p>
        </text:list-item>
        <text:list-item>
          <text:p text:style-name="P15">Você verá a mensagem "Teste 1: Rota executou com sucesso!" na tela.</text:p>
        </text:list-item>
      </text:list>
      <text:p text:style-name="Heading_20_2">2. Teste 2: Usando Parâmetros na URL</text:p>
      <text:p text:style-name="Standard"><text:span text:style-name="T1">2.1 Configurando a URL:</text:span></text:p>
      <text:list xml:id="list2037481602" text:style-name="WWNum16">
        <text:list-item>
          <text:p text:style-name="P16">Abra o arquivo urls.py do seu projeto.</text:p>
        </text:list-item>
        <text:list-item>
          <text:p text:style-name="P16">Substitua a linha da rota teste1 por:</text:p>
        </text:list-item>
      </text:list>
      <text:p text:style-name="Standard"/>
      <text:p text:style-name="Standard">Python</text:p>
      <text:p text:style-name="Standard"/>
      <text:p text:style-name="Standard"><text:soft-page-break/><text:span text:style-name="T2">from .views import teste2<text:line-break/><text:line-break/>urlpatterns = [<text:line-break/> <text:s text:c="3"/>path('teste2/&lt;int:parametro&gt;', teste2, name='rota_teste2'),<text:line-break/>]<text:line-break/></text:span></text:p>
      <text:p text:style-name="Standard"><text:span text:style-name="T1">2.2 Implementando a Função de Visualização:</text:span></text:p>
      <text:list xml:id="list781994187" text:style-name="WWNum3">
        <text:list-item>
          <text:p text:style-name="P17">Modifique a função teste2 no arquivo views.py:</text:p>
        </text:list-item>
      </text:list>
      <text:p text:style-name="Standard"/>
      <text:p text:style-name="Standard">Python</text:p>
      <text:p text:style-name="Standard"/>
      <text:p text:style-name="Standard"><text:span text:style-name="T2">from django.shortcuts import render<text:line-break/><text:line-break/>def teste2(request, parametro):<text:line-break/> <text:s text:c="3"/>mensagem = f"Teste 2: Rota executou com sucesso recebendo o valor {parametro}!"<text:line-break/> <text:s text:c="3"/>return render(request, 'template.html', {'mensagem': mensagem})<text:line-break/></text:span></text:p>
      <text:p text:style-name="Standard"><text:span text:style-name="T1">2.3 Acessando a Rota com Parâmetro:</text:span></text:p>
      <text:list xml:id="list1716763568" text:style-name="WWNum7">
        <text:list-item>
          <text:p text:style-name="P18">Acesse a URL: http://localhost:8000/teste2/10</text:p>
        </text:list-item>
        <text:list-item>
          <text:p text:style-name="P18">Você verá a mensagem "Teste 2: Rota executou com sucesso recebendo o valor 10!" na tela.</text:p>
        </text:list-item>
      </text:list>
      <text:p text:style-name="Heading_20_2"><text:bookmark text:name="_wyq1b7vu7d37"/>3. Teste 3: Processando Valores na Query String</text:p>
      <text:p text:style-name="Standard"><text:span text:style-name="T1">3.1 Configurando a URL:</text:span></text:p>
      <text:list xml:id="list4291609180" text:style-name="WWNum17">
        <text:list-item>
          <text:p text:style-name="P19">Abra o arquivo urls.py do seu projeto.</text:p>
        </text:list-item>
        <text:list-item>
          <text:p text:style-name="P19">Substitua a linha da rota teste2 por:</text:p>
        </text:list-item>
      </text:list>
      <text:p text:style-name="Standard"/>
      <text:p text:style-name="Standard">Python</text:p>
      <text:p text:style-name="Standard"/>
      <text:p text:style-name="Standard"><text:span text:style-name="T2">from .views import teste3<text:line-break/><text:line-break/>urlpatterns = [<text:line-break/> <text:s text:c="3"/>path('teste3/', teste3, name='rota_teste3'),<text:line-break/>]<text:line-break/></text:span></text:p>
      <text:p text:style-name="Standard"><text:span text:style-name="T1">3.2 Implementando a Função de Visualização:</text:span></text:p>
      <text:list xml:id="list3675938224" text:style-name="WWNum8">
        <text:list-item>
          <text:p text:style-name="P20">Modifique a função teste3 no arquivo views.py:</text:p>
        </text:list-item>
      </text:list>
      <text:p text:style-name="Standard"/>
      <text:p text:style-name="Standard"><text:soft-page-break/>Python</text:p>
      <text:p text:style-name="Standard"/>
      <text:p text:style-name="Standard"><text:span text:style-name="T2">from django.shortcuts import render<text:line-break/>from django.http import QueryDict<text:line-break/><text:line-break/>def teste3(request):<text:line-break/> <text:s text:c="3"/># Extrai os valores da query string<text:line-break/> <text:s text:c="3"/>query_dict = QueryDict(request.GET)<text:line-break/> <text:s text:c="3"/>valor = query_dict.get('valor')<text:line-break/> <text:s text:c="3"/>quantidade = query_dict.get('quantidade')<text:line-break/><text:line-break/> <text:s text:c="3"/># Gera a mensagem com base nos valores extraídos<text:line-break/> <text:s text:c="3"/>if valor and quantidade:<text:line-break/> <text:s text:c="7"/>mensagem = f"Teste 3: Rota executou com sucesso recebendo o valor {valor} e quantidade {quantidade}!"<text:line-break/> <text:s text:c="3"/>else:<text:line-break/> <text:s text:c="7"/>mensagem = "Teste 3: Rota precisa de 'valor' e 'quantidade' na query string!"<text:line-break/><text:line-break/> <text:s text:c="3"/>return render(request, 'template.html', {'mensagem': mensagem})<text:line-break/></text:span></text:p>
      <text:p text:style-name="Standard"><text:span text:style-name="T1">3.3 Acessando a Rota com Query String:</text:span></text:p>
      <text:list xml:id="list3158360634" text:style-name="WWNum18">
        <text:list-item>
          <text:p text:style-name="P21">Acesse a URL: http://localhost:8000/teste3/?valor=10&amp;quantidade=3 2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4" meta:word-count="868" meta:character-count="5923" meta:non-whitespace-character-count="5014"/>
    <meta:generator>LibreOfficeDev/6.0.5.2$Linux_X86_64 LibreOffice_project/</meta:generator>
  </office:meta>
</office:document-meta>
</file>